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c7445" officeooo:paragraph-rsid="001c7445" style:font-weight-asian="bold" style:font-weight-complex="bold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1dd4e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ba58"/>
    </style:style>
    <style:style style:name="P5" style:family="paragraph" style:parent-style-name="Standard">
      <style:paragraph-properties style:line-height-at-least="0.198in"/>
      <style:text-properties fo:color="#a31515" style:font-name="monospace" fo:font-size="10.5pt" fo:font-weight="normal" fo:background-color="#fffffe"/>
    </style:style>
    <style:style style:name="P6" style:family="paragraph" style:parent-style-name="Standard">
      <style:paragraph-properties style:line-height-at-least="0.198in"/>
      <style:text-properties fo:color="#a31515" style:font-name="monospace" fo:font-size="10.5pt" fo:font-weight="bold" fo:background-color="#fffffe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1c7445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" fo:font-size="10.5pt" fo:letter-spacing="normal" fo:font-style="normal" fo:font-weight="normal" officeooo:paragraph-rsid="001dd4ee" fo:background-color="#fffffe"/>
    </style:style>
    <style:style style:name="P9" style:family="paragraph" style:parent-style-name="Standard">
      <style:paragraph-properties fo:margin-top="0in" fo:margin-bottom="0.1965in" loext:contextual-spacing="false"/>
      <style:text-properties fo:color="#a31515" style:font-name="monospace" fo:font-size="10.5pt" fo:font-weight="normal" officeooo:paragraph-rsid="001fba58" fo:background-color="#fffffe"/>
    </style:style>
    <style:style style:name="P10" style:family="paragraph" style:parent-style-name="Preformatted_20_Text">
      <style:text-properties officeooo:paragraph-rsid="001dd4ee"/>
    </style:style>
    <style:style style:name="P11" style:family="paragraph" style:parent-style-name="Preformatted_20_Text">
      <style:text-properties officeooo:paragraph-rsid="001fba58"/>
    </style:style>
    <style:style style:name="P12" style:family="paragraph" style:parent-style-name="Preformatted_20_Text">
      <style:text-properties officeooo:paragraph-rsid="0021385c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style:font-name="monospace1" fo:font-size="10.5pt" fo:letter-spacing="normal" fo:font-style="normal" fo:font-weight="normal" officeooo:paragraph-rsid="001fba58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fba58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1385c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1c7445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1dd4ee"/>
    </style:style>
    <style:style style:name="P1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1" fo:font-size="10.5pt" fo:letter-spacing="normal" fo:font-style="normal" fo:font-weight="normal" officeooo:paragraph-rsid="001dd4ee"/>
    </style:style>
    <style:style style:name="T1" style:family="text">
      <style:text-properties fo:font-variant="normal" fo:text-transform="none" fo:color="#212121" style:font-name="monospace1" fo:font-size="10.5pt" fo:letter-spacing="normal" fo:font-style="normal" fo:font-weight="normal"/>
    </style:style>
    <style:style style:name="T2" style:family="text">
      <style:text-properties fo:font-variant="normal" fo:text-transform="none" fo:color="#212121" style:font-name="monospace1" fo:font-size="10.5pt" fo:letter-spacing="normal" fo:font-style="normal" fo:font-weight="bold" officeooo:rsid="00133f64" style:font-weight-asian="bold" style:font-weight-complex="bold"/>
    </style:style>
    <style:style style:name="T3" style:family="text">
      <style:text-properties fo:font-variant="normal" fo:text-transform="none" fo:color="#212121" style:font-name="monospace1" fo:font-size="10.5pt" fo:letter-spacing="normal" fo:font-style="normal" fo:font-weight="bold" officeooo:rsid="001fba58" style:font-weight-asian="bold" style:font-weight-complex="bold"/>
    </style:style>
    <style:style style:name="T4" style:family="text">
      <style:text-properties fo:font-variant="normal" fo:text-transform="none" fo:color="#212121" style:font-name="monospace1" fo:font-size="10.5pt" fo:letter-spacing="normal" fo:font-style="normal" fo:font-weight="bold" officeooo:rsid="001dd4ee" style:font-weight-asian="bold" style:font-weight-complex="bold"/>
    </style:style>
    <style:style style:name="T5" style:family="text">
      <style:text-properties fo:font-variant="normal" fo:text-transform="none" fo:letter-spacing="normal" fo:font-style="normal" officeooo:rsid="00133f64"/>
    </style:style>
    <style:style style:name="T6" style:family="text">
      <style:text-properties fo:font-variant="normal" fo:text-transform="none" fo:letter-spacing="normal" fo:font-style="normal" officeooo:rsid="001dd4ee"/>
    </style:style>
    <style:style style:name="T7" style:family="text">
      <style:text-properties fo:font-variant="normal" fo:text-transform="none" fo:letter-spacing="normal" fo:font-style="normal" officeooo:rsid="001fba58"/>
    </style:style>
    <style:style style:name="T8" style:family="text">
      <style:text-properties fo:font-variant="normal" fo:text-transform="none" fo:letter-spacing="normal" fo:font-style="normal" officeooo:rsid="00133f64" style:font-weight-asian="bold" style:font-weight-complex="bold"/>
    </style:style>
    <style:style style:name="T9" style:family="text">
      <style:text-properties fo:font-variant="normal" fo:text-transform="none" fo:letter-spacing="normal" fo:font-style="normal" officeooo:rsid="001fba58" style:font-weight-asian="bold" style:font-weight-complex="bold"/>
    </style:style>
    <style:style style:name="T10" style:family="text">
      <style:text-properties fo:font-variant="normal" fo:text-transform="none" fo:letter-spacing="normal" fo:font-style="normal" officeooo:rsid="001dd4ee" style:font-weight-asian="bold" style:font-weight-complex="bold"/>
    </style:style>
    <style:style style:name="T11" style:family="text">
      <style:text-properties officeooo:rsid="001dd4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irwise 50, 128, 32, 3e-6, margin=0.5</text:p>
      <text:p text:style-name="P6"/>
      <text:p text:style-name="P5">1_pairwisewise50_128_32_3e6_05</text:p>
      <text:p text:style-name="Standard"/>
      <text:p text:style-name="P7">Average nDCG@10 for 333 queries: 0.40536723247075324 </text:p>
      <text:p text:style-name="P7">MRR@10 for 333 queries: 0.3471876638543306 </text:p>
      <text:p text:style-name="P7">Average Precision@1: 0.2702702702702703</text:p>
      <text:p text:style-name="P7"/>
      <text:p text:style-name="P17">100%|██████████| 8683/8683 [1:46:59&lt;00:00, <text:s/>1.35it/s]</text:p>
      <text:p text:style-name="Preformatted_20_Text">100%|██████████| 965/965 [03:48&lt;00:00, <text:s/>4.23it/s]</text:p>
      <text:p text:style-name="P13"><text:s text:c="2"/>0%| <text:s text:c="9"/>| 0/8683 [00:00&lt;?, ?it/s]</text:p>
      <text:p text:style-name="Preformatted_20_Text"/>
      <text:p text:style-name="Preformatted_20_Text"><text:s/>Epoch 1:</text:p>
      <text:p text:style-name="Preformatted_20_Text"><text:s text:c="9"/>Train Loss: 0.595 | Train Accuracy: 76.41%</text:p>
      <text:p text:style-name="Preformatted_20_Text"><text:s text:c="9"/>Validation Loss: 0.881 | Validation Accuracy: 72.97%</text:p>
      <text:p text:style-name="P13"/>
      <text:p text:style-name="P1">Pairwise 50, 128, 32, 3e-6, margin=<text:span text:style-name="T11">1</text:span></text:p>
      <text:p text:style-name="P8">1_pairwisewise50_128_32_3e6.pt</text:p>
      <text:p text:style-name="P3"/>
      <text:p text:style-name="P18"><text:span text:style-name="T1">Average nDCG@10 for 333 queries: 0.3983824994769205</text:span></text:p>
      <text:p text:style-name="P10">MRR@10 for 333 queries: 0.3413770913770913</text:p>
      <text:p text:style-name="P19">Average Precision@1: 0.2672672672672673</text:p>
      <text:p text:style-name="P4"><text:span text:style-name="T2">Pairwise 50, 128, 32, 3e-</text:span><text:span text:style-name="T3">7</text:span><text:span text:style-name="T2">, margin=</text:span><text:span text:style-name="T4">1</text:span></text:p>
      <text:p text:style-name="P9">2_pairwisewise50_128_32_2e7.pt</text:p>
      <text:p text:style-name="P14">Average nDCG@10 for 333 queries: 0.38612555966489515 </text:p>
      <text:p text:style-name="P14">MRR@10 for 333 queries: 0.31896181896181897 </text:p>
      <text:p text:style-name="Text_20_body">Average Precision@1: 0.23723723723723725</text:p>
      <text:p text:style-name="Text_20_body"/>
      <text:p text:style-name="Text_20_body">100%|██████████| 8683/8683 [1:46:54&lt;00:00, <text:s/>1.35it/s]</text:p>
      <text:p text:style-name="Text_20_body">100%|██████████| 965/965 [03:48&lt;00:00, <text:s/>4.23it/s]</text:p>
      <text:p text:style-name="P12"/>
      <text:p text:style-name="P12"><text:s/>Epoch 1:</text:p>
      <text:p text:style-name="P12"><text:s text:c="9"/>Train Loss: 1.113 | Train Accuracy: 61.68%</text:p>
      <text:p text:style-name="P12"><text:s text:c="9"/>Validation Loss: 0.976 | Validation Accuracy: 69.76%</text:p>
      <text:p text:style-name="P16"/>
      <text:p text:style-name="P12">100%|██████████| 8683/8683 [1:46:57&lt;00:00, <text:s/>1.35it/s]</text:p>
      <text:p text:style-name="P12">100%|██████████| 965/965 [03:48&lt;00:00, <text:s/>4.23it/s]</text:p>
      <text:p text:style-name="P16"><text:s text:c="2"/>0%| <text:s text:c="9"/>| 0/8683 [00:00&lt;?, ?it/s]</text:p>
      <text:p text:style-name="P12"/>
      <text:p text:style-name="P12"><text:s/>Epoch 2:</text:p>
      <text:p text:style-name="P12"><text:s text:c="9"/>Train Loss: 0.882 | Train Accuracy: 73.86%</text:p>
      <text:p text:style-name="P12"><text:s text:c="9"/>Validation Loss: 0.882 | Validation Accuracy: 73.8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0:38:23.527379973</meta:creation-date>
    <dc:date>2020-03-25T20:42:45.038489319</dc:date>
    <meta:editing-duration>PT4M1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45" meta:character-count="1352" meta:non-whitespace-character-count="1150"/>
  </office:meta>
</office:document-meta>
</file>